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7544" officeooo:paragraph-rsid="000f754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emple</text:p>
      <text:p text:style-name="P1"/>
      <text:p text:style-name="P1">content A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8T10:18:31.700666568</meta:creation-date>
    <dc:date>2023-10-28T10:19:13.497325029</dc:date>
    <meta:editing-duration>PT42S</meta:editing-duration>
    <meta:editing-cycles>1</meta:editing-cycles>
    <meta:document-statistic meta:table-count="0" meta:image-count="0" meta:object-count="0" meta:page-count="1" meta:paragraph-count="2" meta:word-count="3" meta:character-count="16" meta:non-whitespace-character-count="15"/>
    <meta:generator>LibreOffice/7.4.6.2$MacOSX_AARCH64 LibreOffice_project/5b1f5509c2decdade7fda905e3e1429a67acd63d</meta:generator>
  </office:meta>
</office:document-meta>
</file>